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/></text:h>
      <text:h text:style-name="Heading_20_3" text:outline-level="3">2. <text:span text:style-name="Strong_20_Emphasis">"ChatGPT for Small Business Owners: Automate Tasks, Save Time, Boost Profits"</text:span></text:h>
      <text:p text:style-name="Text_20_body">✅ Real demand (lots of business owners searching for productivity tips)<text:line-break/>✅ No fluff — practical use cases = more value</text:p>
      <text:p text:style-name="Text_20_body"><text:span text:style-name="Strong_20_Emphasis">Why it works:</text:span><text:line-break/>You can give copy-paste prompts for emails, ads, product descriptions, etc. AI + small biz = growing search trend.</text:p>
      <text:p text:style-name="Horizontal_20_Line"/>
      <text:h text:style-name="Heading_20_3" text:outline-level="3">3. <text:span text:style-name="Strong_20_Emphasis">"Create &amp; Sell Digital Products with AI: A Beginner's Guide"</text:span></text:h>
      <text:p text:style-name="Text_20_body">✅ Hot topic in 2025<text:line-break/>✅ Low competition<text:line-break/>✅ Connects well with your Kindle background</text:p>
      <text:p text:style-name="Text_20_body"><text:span text:style-name="Strong_20_Emphasis">Why it works:</text:span><text:line-break/>People want passive income via digital products (printables, eBooks, templates) but don’t know where to start — especially using free AI tools.</text:p>
      <text:p text:style-name="Horizontal_20_Line"/>
      <text:h text:style-name="Heading_20_3" text:outline-level="3">4. <text:span text:style-name="Strong_20_Emphasis">"ChatGPT for Students: Study Faster, Write Better, Get Ahead"</text:span></text:h>
      <text:p text:style-name="Text_20_body">✅ Students love time-saving hacks<text:line-break/>✅ Parents and teachers also buy<text:line-break/>✅ You could turn this into a series (high school, college, etc.)</text:p>
      <text:p text:style-name="Text_20_body"><text:span text:style-name="Strong_20_Emphasis">Why it works:</text:span><text:line-break/>Super practical use case — summaries, essay help, studying. Not many Kindle books targeting this directly.</text:p>
      <text:p text:style-name="Horizontal_20_Line"/>
      <text:h text:style-name="Heading_20_3" text:outline-level="3">5. <text:span text:style-name="Strong_20_Emphasis">"ChatGPT for Job Seekers: Write Resumes, Ace Interviews, and Land Remote Work"</text:span></text:h>
      <text:p text:style-name="Text_20_body">✅ Evergreen demand<text:line-break/>✅ Career books always sell<text:line-break/>✅ You can show AI prompts to customize CVs, cover letters, etc.</text:p>
      <text:p text:style-name="Text_20_body"><text:span text:style-name="Strong_20_Emphasis">Why it works:</text:span><text:line-break/>Millions want remote jobs or better-paying roles — this shows them how to get there faster using AI tool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6T10:18:26.982000000</meta:creation-date>
    <dc:date>2025-05-25T11:18:08.994000000</dc:date>
    <meta:editing-duration>P9DT35M19S</meta:editing-duration>
    <meta:editing-cycles>1</meta:editing-cycles>
    <meta:document-statistic meta:table-count="0" meta:image-count="0" meta:object-count="0" meta:page-count="1" meta:paragraph-count="12" meta:word-count="209" meta:character-count="1250" meta:non-whitespace-character-count="1049"/>
    <meta:generator>Neat_Office/6.2.8.2$Windows_x86 LibreOffice_project/</meta:generator>
  </office:meta>
</office:document-meta>
</file>